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3.217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6T11:08:39.26">
            <text:p>0406 <text:s/>1108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4-06T11:08:39.26">
            <text:p>0406 <text:s/>1108</text:p>
          </table:table-cell>
          <table:table-cell table:style-name="ce8" table:formula="of:=NOW()" office:value-type="date" office:date-value="2022-04-06T11:08:39.26">
            <text:p>0406 <text:s/>1108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6T11:08:39.26">
            <text:p>0406 <text:s/>1108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6T11:08:39.26">
            <text:p>0406 <text:s/>1108</text:p>
          </table:table-cell>
          <table:table-cell table:style-name="ce8" table:formula="of:=NOW()" office:value-type="date" office:date-value="2022-04-06T11:08:39.26">
            <text:p>0406 <text:s/>1108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7cm" draw:caption-point-x="-0.61cm" draw:caption-point-y="1.499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ątego kwietnia. / (1) księ. &lt;1&gt; wiek : 3,9.</text:p>
            <text:p>يوم الثلاثاء، <text:s/>الخامس من شهر أبريل. / الثالث من شهر رمضان.</text:p>
            <text:p>ULwesibili[wtorek / wesihlanu[pia_ty kMbas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Obok schodów do szkoły. &lt;1&gt; Przychodziła przez ogrodzenie gimnastyczne. &lt;2&gt; na ziemi wokół schodów, toczenie się. (2) Mike. Na ścianie obok wystającego ogrodz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(4/5). (1) 청명(3/21), 제 하나(1) 날. &lt;2&gt; 초후(初候), 제 하나 날. &lt;3&gt; 칠십이후(七十二候). 일본 : `玄鳥至` (제비(玄鳥)가 온다(至)). / [역사] (1) (1918. 4/5) 일본육군이 러시아의 블라디보스토크에 상륙. 러시아혁명에 간섭(干渉)하기 위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번호는 5. &lt;1&gt; 천천한, 상냥한 멜로디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6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6T11:08:40.2">
            <text:p>2022/4/6 11:08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1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2022/04/06</text:date>, <text:time>11:0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6T11:08:38.42</dc:date>
    <dc:creator>iwabuchi ken</dc:creator>
    <meta:editing-duration>P16DT14H28M25S</meta:editing-duration>
    <meta:editing-cycles>2303</meta:editing-cycles>
    <meta:generator>OpenOffice/4.1.3$Win32 OpenOffice.org_project/413m1$Build-9783</meta:generator>
    <meta:document-statistic meta:table-count="2" meta:cell-count="1136" meta:object-count="0"/>
  </office:meta>
</office:document-meta>
</file>